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3.6965in" table:align="left"/>
    </style:style>
    <style:style style:name="Table1.A" style:family="table-column">
      <style:table-column-properties style:column-width="1.6646in"/>
    </style:style>
    <style:style style:name="Table1.B" style:family="table-column">
      <style:table-column-properties style:column-width="0.7215in"/>
    </style:style>
    <style:style style:name="Table1.C" style:family="table-column">
      <style:table-column-properties style:column-width="1.3104in"/>
    </style:style>
    <style:style style:name="Table1.A1" style:family="table-cell">
      <style:table-cell-properties style:vertical-align="middle" fo:padding="0.0194in" fo:border="none"/>
    </style:style>
    <style:style style:name="P1" style:family="paragraph" style:parent-style-name="Text_20_body">
      <style:text-properties officeooo:paragraph-rsid="00156263"/>
    </style:style>
    <style:style style:name="P2" style:family="paragraph" style:parent-style-name="Text_20_body">
      <style:text-properties officeooo:paragraph-rsid="0011ea50"/>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8"/>
    <style:style style:name="T1" style:family="text">
      <style:text-properties officeooo:rsid="00156263"/>
    </style:style>
    <style:style style:name="T2" style:family="text">
      <style:text-properties fo:font-size="14pt" style:font-size-asian="14pt" style:font-size-complex="14pt"/>
    </style:style>
    <style:style style:name="T3"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p>
      <text:p text:style-name="P1"><text:span text:style-name="Strong_20_Emphasis"><text:span text:style-name="T1">Name Nahom Mulualem <text:s text:c="5"/>student id - ugr/172158/12</text:span></text:span></text:p>
      <text:p text:style-name="Text_20_body"><text:span text:style-name="Strong_20_Emphasis"><text:span text:style-name="T2">Test Plan for User Registration System Integrated with Chapa Payment Method</text:span></text:span></text:p>
      <text:p text:style-name="Text_20_body"><text:span text:style-name="Strong_20_Emphasis">1. Introduction</text:span> This test plan outlines the objectives, scope, testing approach, and deliverables for the user registration system integrated with the Chapa payment method. The goal is to ensure that the system meets functional, usability, performance, and security requirements, providing a seamless and reliable experience for users.</text:p>
      <text:p text:style-name="P2"><text:span text:style-name="Strong_20_Emphasis">2. Objectives</text:span></text:p>
      <text:p text:style-name="P1"><text:span text:style-name="Strong_20_Emphasis"><text:s text:c="11"/></text:span>Verify that the user registration system functions as expected. </text:p>
      <text:p text:style-name="P1"><text:s text:c="11"/>Ensure successful integration with the Chapa payment gateway. <text:s text:c="4"/></text:p>
      <text:p text:style-name="P1"><text:s text:c="11"/>Validate security measures to protect user data and transactions. </text:p>
      <text:list text:style-name="L1">
        <text:list-header>
          <text:p text:style-name="P3">Identify and resolve defects prior to production deployment. </text:p>
        </text:list-header>
      </text:list>
      <text:p text:style-name="Text_20_body"><text:span text:style-name="Strong_20_Emphasis">3. Scope</text:span></text:p>
      <text:list text:style-name="L2">
        <text:list-item>
          <text:p text:style-name="P4"><text:span text:style-name="Strong_20_Emphasis">In Scope:</text:span> </text:p>
          <text:list>
            <text:list-item>
              <text:p text:style-name="P4">User registration functionalities. </text:p>
            </text:list-item>
            <text:list-item>
              <text:p text:style-name="P4">Chapa payment gateway integration for account upgrades or premium subscriptions. </text:p>
            </text:list-item>
            <text:list-item>
              <text:p text:style-name="P4">Validation of input fields and error messages. </text:p>
            </text:list-item>
            <text:list-item>
              <text:p text:style-name="P4">Email and SMS notifications. </text:p>
            </text:list-item>
          </text:list>
        </text:list-item>
        <text:list-item>
          <text:p text:style-name="P4"><text:span text:style-name="Strong_20_Emphasis">Out of Scope:</text:span> </text:p>
          <text:list>
            <text:list-item>
              <text:p text:style-name="P4">Other payment gateways. </text:p>
            </text:list-item>
            <text:list-item>
              <text:p text:style-name="P5">Backend services unrelated to user registration. </text:p>
            </text:list-item>
          </text:list>
        </text:list-item>
      </text:list>
      <text:p text:style-name="Text_20_body"><text:span text:style-name="Strong_20_Emphasis">4. Testing Approach</text:span></text:p>
      <text:list text:style-name="L3">
        <text:list-item>
          <text:p text:style-name="P6"><text:span text:style-name="Strong_20_Emphasis">Test Levels:</text:span></text:p>
          <text:list>
            <text:list-item>
              <text:p text:style-name="P7">Unit Testing: Focus on individual components of the registration system. </text:p>
            </text:list-item>
            <text:list-item>
              <text:p text:style-name="P7">Integration Testing: Verify interactions between the registration module and Chapa payment gateway. </text:p>
            </text:list-item>
            <text:list-item>
              <text:p text:style-name="P7">System Testing: Assess end-to-end functionality, including user flows and payment processing. </text:p>
            </text:list-item>
            <text:list-item>
              <text:p text:style-name="P7">User Acceptance Testing (UAT): Validate the system with real-world scenarios. </text:p>
            </text:list-item>
          </text:list>
        </text:list-item>
        <text:list-item>
          <text:p text:style-name="P6"><text:span text:style-name="Strong_20_Emphasis">Test Types:</text:span></text:p>
          <text:list>
            <text:list-item>
              <text:p text:style-name="P7">Functional Testing: Ensure that all functionalities work as expected. </text:p>
            </text:list-item>
            <text:list-item>
              <text:p text:style-name="P7">Usability Testing: Assess user experience and ease of use. </text:p>
            </text:list-item>
            <text:list-item>
              <text:p text:style-name="P7">Performance Testing: Test the system under various loads. </text:p>
            </text:list-item>
            <text:list-item>
              <text:p text:style-name="P6">Security Testing: Verify encryption, data protection, and secure payment processing. </text:p>
            </text:list-item>
          </text:list>
        </text:list-item>
      </text:list>
      <text:p text:style-name="Text_20_body"><text:span text:style-name="Strong_20_Emphasis">5. Test Environment</text:span></text:p>
      <text:list text:style-name="L4">
        <text:list-item>
          <text:p text:style-name="P8"><text:soft-page-break/><text:span text:style-name="Strong_20_Emphasis">Hardware:</text:span> Standard desktop, laptop, and mobile devices. </text:p>
        </text:list-item>
        <text:list-item>
          <text:p text:style-name="P8"><text:span text:style-name="Strong_20_Emphasis">Software:</text:span> </text:p>
          <text:list>
            <text:list-item>
              <text:p text:style-name="P8">Browsers: Chrome, Firefox, Safari, and Edge. </text:p>
            </text:list-item>
            <text:list-item>
              <text:p text:style-name="P8">Operating Systems: Windows, <text:s/></text:p>
            </text:list-item>
          </text:list>
        </text:list-item>
        <text:list-item>
          <text:p text:style-name="P8"><text:span text:style-name="Strong_20_Emphasis">Test Data:</text:span> </text:p>
          <text:list>
            <text:list-item>
              <text:p text:style-name="P8">Valid and invalid registration details. </text:p>
            </text:list-item>
            <text:list-item>
              <text:p text:style-name="P9">Test Chapa payment credentials for sandbox environment. </text:p>
            </text:list-item>
          </text:list>
        </text:list-item>
      </text:list>
      <text:p text:style-name="Text_20_body"><text:span text:style-name="Strong_20_Emphasis">6. Test Cases</text:span></text:p>
      <text:list text:style-name="L5">
        <text:list-item>
          <text:p text:style-name="P10"><text:span text:style-name="Strong_20_Emphasis">User Registration:</text:span></text:p>
          <text:list>
            <text:list-item>
              <text:p text:style-name="P11">Verify mandatory fields (e.g., username, email, password). </text:p>
            </text:list-item>
            <text:list-item>
              <text:p text:style-name="P11">Test password strength validation. </text:p>
            </text:list-item>
            <text:list-item>
              <text:p text:style-name="P11">Ensure successful submission with valid data. </text:p>
            </text:list-item>
            <text:list-item>
              <text:p text:style-name="P11">Validate error messages for invalid inputs. </text:p>
            </text:list-item>
          </text:list>
        </text:list-item>
        <text:list-item>
          <text:p text:style-name="P10"><text:span text:style-name="Strong_20_Emphasis">Email Verification:</text:span></text:p>
          <text:list>
            <text:list-item>
              <text:p text:style-name="P11">Check if a verification email is sent upon registration. </text:p>
            </text:list-item>
            <text:list-item>
              <text:p text:style-name="P11">Verify account activation link functionality. </text:p>
            </text:list-item>
          </text:list>
        </text:list-item>
        <text:list-item>
          <text:p text:style-name="P10"><text:span text:style-name="Strong_20_Emphasis">Chapa Payment Integration:</text:span></text:p>
          <text:list>
            <text:list-item>
              <text:p text:style-name="P11">Validate redirection to the Chapa payment page. </text:p>
            </text:list-item>
            <text:list-item>
              <text:p text:style-name="P11">Ensure payment success updates the user account status. </text:p>
            </text:list-item>
            <text:list-item>
              <text:p text:style-name="P11">Test error handling for failed payments. </text:p>
            </text:list-item>
          </text:list>
        </text:list-item>
        <text:list-item>
          <text:p text:style-name="P10"><text:span text:style-name="Strong_20_Emphasis">Security:</text:span></text:p>
          <text:list>
            <text:list-item>
              <text:p text:style-name="P11">Test SQL injection prevention. </text:p>
            </text:list-item>
            <text:list-item>
              <text:p text:style-name="P11">Validate secure storage of passwords (e.g., hashed). </text:p>
            </text:list-item>
            <text:list-item>
              <text:p text:style-name="P10">Check HTTPS usage during data transmission. </text:p>
            </text:list-item>
          </text:list>
        </text:list-item>
      </text:list>
      <text:p text:style-name="Text_20_body"><text:span text:style-name="Strong_20_Emphasis">7. Deliverables</text:span></text:p>
      <text:list text:style-name="L6">
        <text:list-item>
          <text:p text:style-name="P12">Test Cases Document </text:p>
        </text:list-item>
        <text:list-item>
          <text:p text:style-name="P12">Test Execution Report </text:p>
        </text:list-item>
        <text:list-item>
          <text:p text:style-name="P12">Defect Log </text:p>
        </text:list-item>
        <text:list-item>
          <text:p text:style-name="P13">Final Test Summary Report </text:p>
        </text:list-item>
      </text:list>
      <text:p text:style-name="Text_20_body"><text:span text:style-name="Strong_20_Emphasis">8. Risks and Mitigation</text:span></text:p>
      <text:list text:style-name="L7">
        <text:list-item>
          <text:p text:style-name="P14"><text:span text:style-name="Strong_20_Emphasis">Risk:</text:span> Payment gateway downtime. </text:p>
          <text:list>
            <text:list-item>
              <text:p text:style-name="P14"><text:span text:style-name="Strong_20_Emphasis">Mitigation:</text:span> Use Chapa sandbox environment for testing and implement retry logic. </text:p>
            </text:list-item>
          </text:list>
        </text:list-item>
        <text:list-item>
          <text:p text:style-name="P14"><text:span text:style-name="Strong_20_Emphasis">Risk:</text:span> Incomplete or invalid test data. </text:p>
          <text:list>
            <text:list-item>
              <text:p text:style-name="P15"><text:span text:style-name="Strong_20_Emphasis">Mitigation:</text:span> Prepare comprehensive test data sets in advance. </text:p>
            </text:list-item>
          </text:list>
        </text:list-item>
      </text:list>
      <text:p text:style-name="Text_20_body"><text:span text:style-name="Strong_20_Emphasis">9. Schedule</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ctivity</text:p>
            </table:table-cell>
            <table:table-cell table:style-name="Table1.A1" office:value-type="string">
              <text:p text:style-name="Table_20_Heading">Duration</text:p>
            </table:table-cell>
            <table:table-cell table:style-name="Table1.A1" office:value-type="string">
              <text:p text:style-name="Table_20_Heading">Responsibility</text:p>
            </table:table-cell>
          </table:table-row>
        </table:table-header-rows>
        <table:table-row>
          <table:table-cell table:style-name="Table1.A1" office:value-type="string">
            <text:p text:style-name="Table_20_Contents">Test Plan Creation</text:p>
          </table:table-cell>
          <table:table-cell table:style-name="Table1.A1" office:value-type="string">
            <text:p text:style-name="Table_20_Contents">2 Days</text:p>
          </table:table-cell>
          <table:table-cell table:style-name="Table1.A1" office:value-type="string">
            <text:p text:style-name="Table_20_Contents">QA Lead</text:p>
          </table:table-cell>
        </table:table-row>
        <text:soft-page-break/>
        <table:table-row>
          <table:table-cell table:style-name="Table1.A1" office:value-type="string">
            <text:p text:style-name="Table_20_Contents">Test Case Development</text:p>
          </table:table-cell>
          <table:table-cell table:style-name="Table1.A1" office:value-type="string">
            <text:p text:style-name="Table_20_Contents">3 Days</text:p>
          </table:table-cell>
          <table:table-cell table:style-name="Table1.A1" office:value-type="string">
            <text:p text:style-name="Table_20_Contents">QA Team</text:p>
          </table:table-cell>
        </table:table-row>
        <table:table-row>
          <table:table-cell table:style-name="Table1.A1" office:value-type="string">
            <text:p text:style-name="Table_20_Contents">Test Execution</text:p>
          </table:table-cell>
          <table:table-cell table:style-name="Table1.A1" office:value-type="string">
            <text:p text:style-name="Table_20_Contents">5 Days</text:p>
          </table:table-cell>
          <table:table-cell table:style-name="Table1.A1" office:value-type="string">
            <text:p text:style-name="Table_20_Contents">QA Team</text:p>
          </table:table-cell>
        </table:table-row>
        <table:table-row>
          <table:table-cell table:style-name="Table1.A1" office:value-type="string">
            <text:p text:style-name="Table_20_Contents">Defect Fix and Retest</text:p>
          </table:table-cell>
          <table:table-cell table:style-name="Table1.A1" office:value-type="string">
            <text:p text:style-name="Table_20_Contents">3 Days</text:p>
          </table:table-cell>
          <table:table-cell table:style-name="Table1.A1" office:value-type="string">
            <text:p text:style-name="Table_20_Contents">Dev &amp; QA Teams</text:p>
          </table:table-cell>
        </table:table-row>
        <table:table-row>
          <table:table-cell table:style-name="Table1.A1" office:value-type="string">
            <text:p text:style-name="Table_20_Contents">UAT and Sign-off</text:p>
          </table:table-cell>
          <table:table-cell table:style-name="Table1.A1" office:value-type="string">
            <text:p text:style-name="Table_20_Contents">2 Days</text:p>
          </table:table-cell>
          <table:table-cell table:style-name="Table1.A1" office:value-type="string">
            <text:p text:style-name="Table_20_Contents">Stakeholders</text:p>
          </table:table-cell>
        </table:table-row>
      </table:table>
      <text:p text:style-name="Text_20_body"><text:span text:style-name="Strong_20_Emphasis">10. Approval</text:span> This test plan has been reviewed and approved by the following:</text:p>
      <text:list text:style-name="L8">
        <text:list-item>
          <text:p text:style-name="P16">QA Lead </text:p>
        </text:list-item>
        <text:list-item>
          <text:p text:style-name="P16">Project Manager </text:p>
        </text:list-item>
        <text:list-item>
          <text:p text:style-name="P17">Development Team Lead </text:p>
        </text:list-item>
      </text:list>
      <text:p text:style-name="P1"><text:span text:style-name="Strong_20_Emphasis"><text:span text:style-name="T3"><text:s text:c="3"/></text:span></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6T09:24:11.379000000</meta:creation-date>
    <dc:date>2025-01-17T10:56:20.998000000</dc:date>
    <meta:editing-duration>PT37M27S</meta:editing-duration>
    <meta:editing-cycles>3</meta:editing-cycles>
    <meta:generator>LibreOffice/24.8.4.2$Windows_X86_64 LibreOffice_project/bb3cfa12c7b1bf994ecc5649a80400d06cd71002</meta:generator>
    <meta:document-statistic meta:table-count="1" meta:image-count="0" meta:object-count="0" meta:page-count="3" meta:paragraph-count="87" meta:word-count="508" meta:character-count="3351" meta:non-whitespace-character-count="2886"/>
  </office:meta>
</office:document-meta>
</file>